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F1000000589F3B19D9DF1AEDAA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adornments="Normal" style:font-family-generic="roman" style:font-pitch="variable"/>
    <style:font-face style:name="Nimbus Roman No9 L1" svg:font-family="'Nimbus Roman No9 L', 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rticulado" style:family="table">
      <style:table-properties style:width="15cm" table:align="margins" style:may-break-between-rows="true"/>
    </style:style>
    <style:style style:name="Articulado.A" style:family="table-column">
      <style:table-column-properties style:column-width="1.588cm" style:rel-column-width="6935*"/>
    </style:style>
    <style:style style:name="Articulado.B" style:family="table-column">
      <style:table-column-properties style:column-width="13.413cm" style:rel-column-width="58600*"/>
    </style:style>
    <style:style style:name="Articulado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officeooo:paragraph-rsid="001ac289"/>
    </style:style>
    <style:style style:name="P2" style:family="paragraph" style:parent-style-name="Standard">
      <style:paragraph-properties fo:margin-left="0cm" fo:margin-right="-0.508cm" fo:text-indent="0cm" style:auto-text-indent="false" style:snap-to-layout-grid="false"/>
      <style:text-properties officeooo:paragraph-rsid="001ac289"/>
    </style:style>
    <style:style style:name="P3" style:family="paragraph" style:parent-style-name="Standard">
      <style:paragraph-properties fo:margin-left="0cm" fo:margin-right="-0.508cm" fo:text-indent="0cm" style:auto-text-indent="false"/>
      <style:text-properties officeooo:paragraph-rsid="001ac289"/>
    </style:style>
    <style:style style:name="P4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officeooo:paragraph-rsid="001ac289" style:font-size-asian="8pt" style:font-size-complex="8pt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text-outline="false" style:text-line-through-style="none" style:text-line-through-type="none" style:font-name="Nimbus Roman No9 L1" fo:font-size="12pt" fo:font-style="normal" fo:text-shadow="none" style:text-underline-style="none" fo:font-weight="normal" officeooo:paragraph-rsid="00296af3" style:font-size-asian="12pt" style:font-style-asian="normal" style:font-weight-asian="normal" style:font-name-complex="Nimbus Roman No9 L1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Nimbus Roman No9 L1" officeooo:paragraph-rsid="003bda02" style:font-name-complex="Nimbus Roman No9 L1"/>
    </style:style>
    <style:style style:name="P7" style:family="paragraph" style:parent-style-name="Heading">
      <style:text-properties officeooo:rsid="0031781d" officeooo:paragraph-rsid="0031781d"/>
    </style:style>
    <style:style style:name="P8" style:family="paragraph" style:parent-style-name="Título_20_general">
      <style:paragraph-properties fo:margin-top="0cm" fo:margin-bottom="0cm" loext:contextual-spacing="false"/>
    </style:style>
    <style:style style:name="P9" style:family="paragraph" style:parent-style-name="Descripción_20_Sintética" style:master-page-name="">
      <loext:graphic-properties draw:fill="none"/>
      <style:paragraph-properties fo:margin-left="6.001cm" fo:margin-right="0cm" fo:margin-top="0cm" fo:margin-bottom="0cm" loext:contextual-spacing="false" fo:text-align="justify" style:justify-single-word="false" fo:text-indent="-6.001cm" style:auto-text-indent="false" style:page-number="auto" fo:background-color="transparent">
        <style:tab-stops>
          <style:tab-stop style:position="6.001cm"/>
        </style:tab-stops>
      </style:paragraph-properties>
      <style:text-properties officeooo:paragraph-rsid="002323eb"/>
    </style:style>
    <style:style style:name="P10" style:family="paragraph" style:parent-style-name="Títulos_20_normas">
      <style:paragraph-properties fo:margin-top="0cm" fo:margin-bottom="0cm" loext:contextual-spacing="false"/>
    </style:style>
    <style:style style:name="P11" style:family="paragraph" style:parent-style-name="Títulos_20_normas">
      <style:paragraph-properties fo:margin-top="0cm" fo:margin-bottom="0cm" loext:contextual-spacing="false"/>
      <style:text-properties officeooo:rsid="002323eb" officeooo:paragraph-rsid="002323eb"/>
    </style:style>
    <style:style style:name="P12" style:family="paragraph" style:parent-style-name="Texto_20_normas">
      <style:paragraph-properties fo:margin-top="0cm" fo:margin-bottom="0cm" loext:contextual-spacing="false"/>
    </style:style>
    <style:style style:name="P13" style:family="paragraph" style:parent-style-name="Texto_20_normas">
      <style:paragraph-properties fo:margin-top="0cm" fo:margin-bottom="0cm" loext:contextual-spacing="false"/>
      <style:text-properties officeooo:rsid="002323eb" officeooo:paragraph-rsid="002323eb"/>
    </style:style>
    <style:style style:name="P14" style:family="paragraph" style:parent-style-name="Texto_20_normas">
      <style:paragraph-properties fo:margin-left="0cm" fo:margin-right="0cm" fo:margin-top="0cm" fo:margin-bottom="0cm" loext:contextual-spacing="false" fo:text-indent="0cm" style:auto-text-indent="false"/>
    </style:style>
    <style:style style:name="P15" style:family="paragraph" style:parent-style-name="Autores" style:master-page-name="">
      <loext:graphic-properties draw:fill="none"/>
      <style:paragraph-properties fo:margin-left="2.2cm" fo:margin-right="0cm" fo:margin-top="0cm" fo:margin-bottom="0cm" loext:contextual-spacing="false" fo:text-align="justify" style:justify-single-word="false" fo:text-indent="-2.2cm" style:auto-text-indent="false" style:page-number="auto" fo:background-color="transparent">
        <style:tab-stops/>
      </style:paragraph-properties>
    </style:style>
    <style:style style:name="P16" style:family="paragraph" style:parent-style-name="Autores">
      <loext:graphic-properties draw:fill="none"/>
      <style:paragraph-properties fo:margin-left="2.2cm" fo:margin-right="0cm" fo:margin-top="0cm" fo:margin-bottom="0cm" loext:contextual-spacing="false" fo:text-align="justify" style:justify-single-word="false" fo:text-indent="-2.2cm" style:auto-text-indent="false" fo:background-color="transparent">
        <style:tab-stops/>
      </style:paragraph-properties>
    </style:style>
    <style:style style:name="P17" style:family="paragraph" style:parent-style-name="Leyenda_20_sanción">
      <style:paragraph-properties fo:margin-top="0cm" fo:margin-bottom="0cm" loext:contextual-spacing="false"/>
      <style:text-properties officeooo:paragraph-rsid="00283194"/>
    </style:style>
    <style:style style:name="P18" style:family="paragraph" style:parent-style-name="Leyenda_20_sanción">
      <style:paragraph-properties fo:margin-top="0cm" fo:margin-bottom="0cm" loext:contextual-spacing="false"/>
      <style:text-properties officeooo:rsid="0031781d" officeooo:paragraph-rsid="0031781d"/>
    </style:style>
    <style:style style:name="P19" style:family="paragraph" style:parent-style-name="Leyenda_20_aprobación">
      <style:paragraph-properties fo:margin-top="0cm" fo:margin-bottom="0cm" loext:contextual-spacing="false"/>
    </style:style>
    <style:style style:name="P20" style:family="paragraph" style:parent-style-name="Texto_20_articulado">
      <style:paragraph-properties fo:margin-top="0cm" fo:margin-bottom="0cm" loext:contextual-spacing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es" fo:country="MX" style:font-size-asian="8pt" style:font-size-complex="8pt"/>
    </style:style>
    <style:style style:name="T3" style:family="text">
      <style:text-properties officeooo:rsid="001d9497"/>
    </style:style>
    <style:style style:name="T4" style:family="text">
      <style:text-properties officeooo:rsid="00296af3"/>
    </style:style>
    <style:style style:name="T5" style:family="text">
      <style:text-properties officeooo:rsid="0031781d"/>
    </style:style>
    <style:style style:name="T6" style:family="text">
      <style:text-properties officeooo:rsid="00381d48"/>
    </style:style>
    <style:style style:name="T7" style:family="text">
      <style:text-properties officeooo:rsid="00391885"/>
    </style:style>
    <style:style style:name="T8" style:family="text">
      <style:text-properties officeooo:rsid="003bda02"/>
    </style:style>
    <style:style style:name="T9" style:family="text">
      <style:text-properties officeooo:rsid="003d1fbc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5">DECLARACIÓN</text:span> N.º <text:span text:style-name="T6">2541-CM-19</text:span></text:p>
      <text:p text:style-name="P8"/>
      <text:p text:style-name="P8"/>
      <text:p text:style-name="P9">DESCRI<text:span text:style-name="T3">P</text:span>CIÓN SINTÉTICA: DECLARAR DE INTERÉS MUNICIPAL Y EDUCATIVO EL PROYECTO DE MEDIACIÓN ESCOLAR “MEDIADORES DEL NEHUEN”</text:p>
      <text:p text:style-name="P10">ANTECEDENTES</text:p>
      <text:p text:style-name="P12"/>
      <text:p text:style-name="P12">Constitución Provincial.</text:p>
      <text:p text:style-name="P12"/>
      <text:p text:style-name="P12">Carta Orgánica Municipal.</text:p>
      <text:p text:style-name="P12"/>
      <text:p text:style-name="P12">Ordenanza 2071-CM-10: Jerarquización de las declaraciones de interés del Concejo Municipal. Reglamentación.</text:p>
      <text:p text:style-name="P12"/>
      <text:p text:style-name="P12">Información <text:span text:style-name="T7">b</text:span>rindada por María Gabriela Martínez, Directora Escuela Técnica de Gestión Social Nehuen Peuman.</text:p>
      <text:p text:style-name="P12"/>
      <text:p text:style-name="P11">FUNDAMENTOS</text:p>
      <text:p text:style-name="P13"/>
      <text:p text:style-name="P13">Desde 2008, la Escuela Técnica Nehuen Peuman trabaja en la educación para la paz mediante la incorporación de habilidades comunicacionales y de resolución pacífica de conflictos. En 2009, se formaron los primeros alumnos mediadores y se conformó el <text:span text:style-name="T7">c</text:span>entro de <text:span text:style-name="T7">m</text:span>ediación denominado “Mediadores del Nehuen”. Desde entonces el centro permanece en constante formación con el objeto de brindar a los jóvenes de hoy las herramientas suficientes para la resolución pacífica de conflictos.</text:p>
      <text:p text:style-name="P13"/>
      <text:p text:style-name="P13">Es evidente la problemática que enfrenta la sociedad vinculada con la violencia, la presencia de la misma en sus diversas formas es preocupante.</text:p>
      <text:p text:style-name="P13"/>
      <text:p text:style-name="P13">En este marco, el proyecto “Mediadores del Nuehuen” trabaja en la selección voluntaria de alumnos para iniciar el entrenamiento de “alumnos mediadores” y conformar el <text:span text:style-name="T7">c</text:span>entro de mediadores, con tareas asignadas dentro de cada comisión en las que trabajan activamente con la comunidad escolar, siendo multiplicadores de sus saberes y habilidades adquiridas, tanto en la escuela como fuera de ella.</text:p>
      <text:p text:style-name="P13"/>
      <text:p text:style-name="P13"><text:soft-page-break/></text:p>
      <text:p text:style-name="P13">El proyecto tiene como objetivos dar a conocer a toda la comunidad educativa <text:s/>la metodología de la mediación, abrir espacios de consulta, planificación, participación, y espacios para que los alumnos experimenten, compartan, interpreten y generalicen aprendizajes vivenciales sobre las distintas habilidades o destrezas comunicacionales. También se pretende que los jóvenes identifiquen las características del rol del medidor.</text:p>
      <text:p text:style-name="P13"/>
      <text:p text:style-name="P13"/>
      <text:p text:style-name="P13">La <text:span text:style-name="T8">E</text:span>scuela <text:span text:style-name="T8">T</text:span>écnica Nehuen Peuman cuenta con un <text:span text:style-name="T7">c</text:span>entro de <text:span text:style-name="T7">m</text:span>ediadores con distintas comisiones de trabajo (<text:span text:style-name="T9">c</text:span>azadores de conflictos, entrenamientos, comunicación y difusión y talleres) para que el proyecto sea más efectivo y pueda llegar a toda la comunidad educativa.</text:p>
      <text:p text:style-name="P13"/>
      <text:p text:style-name="P13"/>
      <text:p text:style-name="P13">La no-violencia requiere de una tarea constante, sostenida en el tiempo y de la práctica permanente de los valores y habilidades que la sustentan y esto es justamente lo que pretende el proyecto.</text:p>
      <text:p text:style-name="P13"/>
      <text:p text:style-name="P13"/>
      <text:p text:style-name="P13">De esta forma y dada la importancia de la temática y del trabajo que está llevando adelante consideramos declarar de interés municipal y educativo el proyecto de mediación escolar <text:span text:style-name="T8">Mediadores</text:span> del Nehue<text:span text:style-name="T7">n</text:span> llevado a adelante por la <text:span text:style-name="T8">E</text:span>scuela <text:span text:style-name="T8">T</text:span>écnica Nehuen Peuman.</text:p>
      <text:p text:style-name="P13"/>
      <text:p text:style-name="P13"/>
      <text:p text:style-name="P13"/>
      <text:p text:style-name="P15">AUTORES: Concejales Julia Fernández, Gerardo Ávila, Diego Benítez, Claudia Contreras, Viviana Gelain, Carlos Sánchez y Puente y Cristina Painefil (JSB).</text:p>
      <text:p text:style-name="P16"/>
      <text:p text:style-name="P16"/>
      <text:p text:style-name="P19">El proyecto original N.º <text:span text:style-name="T6">1209</text:span>/<text:span text:style-name="T6">19 </text:span>fue aprobado en la sesión del día <text:span text:style-name="T6">9</text:span> de <text:span text:style-name="T6">mayo</text:span> de 201<text:span text:style-name="T5">9</text:span>, según consta en el Acta N.º <text:span text:style-name="T6">1113</text:span>/<text:span text:style-name="T6">19</text:span>. Por ello, en ejercicio de las atribuciones que le otorga el Art. 38 de la Carta Orgánica Municipal,</text:p>
      <text:p text:style-name="P19"/>
      <text:p text:style-name="P19"/>
      <text:p text:style-name="P17"><text:soft-page-break/>EL CONCEJO MUNICIPAL DE SAN CARLOS DE BARILOCHE SANCIONA CON CARÁCTER DE </text:p>
      <text:p text:style-name="P17"/>
      <text:p text:style-name="P18">DECLARACIÓN</text:p>
      <text:p text:style-name="P18"/>
      <text:p text:style-name="P18"/>
      <table:table table:name="Articulado" table:style-name="Articulado">
        <table:table-column table:style-name="Articulado.A"/>
        <table:table-column table:style-name="Articulado.B"/>
        <table:table-row>
          <table:table-cell table:style-name="Articulado.A1" office:value-type="string">
            <text:p text:style-name="P5">Art. <text:span text:style-name="T4">1</text:span>°)</text:p>
          </table:table-cell>
          <table:table-cell table:style-name="Articulado.A1" office:value-type="string">
            <text:p text:style-name="P20">Se declara de interés municipal y educativo el proyecto de mediación escolar Mediadores del Nehuen llevado a adelante por la <text:span text:style-name="T7">E</text:span>scuela <text:span text:style-name="T7">T</text:span>écnica Nehuen Peuman, que se realizará a lo largo de 2019.</text:p>
            <text:p text:style-name="P20"/>
          </table:table-cell>
        </table:table-row>
        <table:table-row>
          <table:table-cell table:style-name="Articulado.A1" office:value-type="string">
            <text:p text:style-name="P5">Art. <text:span text:style-name="T4">2</text:span>°)</text:p>
          </table:table-cell>
          <table:table-cell table:style-name="Articulado.A1" office:value-type="string">
            <text:p text:style-name="P20">La presente declaración no implica la obligatoriedad de efectuar erogaciones por parte de la Administración Municipal.</text:p>
            <text:p text:style-name="P20"/>
          </table:table-cell>
        </table:table-row>
        <table:table-row>
          <table:table-cell table:style-name="Articulado.A1" office:value-type="string">
            <text:p text:style-name="P5">Art. <text:span text:style-name="T4">3</text:span>°)</text:p>
          </table:table-cell>
          <table:table-cell table:style-name="Articulado.A1" office:value-type="string">
            <text:p text:style-name="P6">Comuníquese. Dése a publicidad. Cumplido, archívese.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adornments="Normal" style:font-family-generic="roman" style:font-pitch="variable"/>
    <style:font-face style:name="Nimbus Roman No9 L1" svg:font-family="'Nimbus Roman No9 L', 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Nimbus Roman No9 L" fo:font-family="'Nimbus Roman No9 L'" style:font-style-name="Normal" style:font-family-generic="roman" style:font-pitch="variable"/>
    </style:style>
    <style:style style:name="Heading" style:family="paragraph" style:parent-style-name="Normas" style:class="text">
      <style:paragraph-properties fo:text-align="center" style:justify-single-word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s" style:family="paragraph">
      <style:text-properties style:font-name="Nimbus Roman No9 L" fo:font-family="'Nimbus Roman No9 L'" style:font-style-name="Normal" style:font-family-generic="roman" style:font-pitch="variable"/>
    </style:style>
    <style:style style:name="Título_20_general" style:display-name="Título general" style:family="paragraph" style:parent-style-name="Normas" style:master-page-name="">
      <style:paragraph-properties fo:margin-top="0cm" fo:margin-bottom="1cm" loext:contextual-spacing="false" fo:text-align="center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scripción_20_Sintética" style:display-name="Descripción Sintética" style:family="paragraph" style:parent-style-name="Normas" style:master-page-name="">
      <style:paragraph-properties fo:margin-left="5.6cm" fo:margin-right="0cm" fo:margin-top="0cm" fo:margin-bottom="1cm" loext:contextual-spacing="false" fo:text-align="justify" style:justify-single-word="false" fo:text-indent="-5.6cm" style:auto-text-indent="false" style:page-number="auto">
        <style:tab-stops>
          <style:tab-stop style:position="6.001cm"/>
        </style:tab-stops>
      </style:paragraph-properties>
    </style:style>
    <style:style style:name="Texto_20_normas" style:display-name="Texto normas" style:family="paragraph" style:parent-style-name="Normas" style:auto-update="true" style:master-page-name="">
      <style:paragraph-properties fo:margin-left="0cm" fo:margin-right="0cm" fo:margin-top="0cm" fo:margin-bottom="0.499cm" loext:contextual-spacing="false" fo:text-align="justify" style:justify-single-word="false" fo:orphans="3" fo:widows="3" fo:text-indent="0.499cm" style:auto-text-indent="false" style:page-number="auto" fo:keep-with-next="auto"/>
    </style:style>
    <style:style style:name="Títulos_20_normas" style:display-name="Títulos normas" style:family="paragraph" style:parent-style-name="Normas" style:next-style-name="Texto_20_normas" style:master-page-name="">
      <style:paragraph-properties fo:margin-top="0cm" fo:margin-bottom="0.499cm" loext:contextual-spacing="false" style:page-number="auto"/>
    </style:style>
    <style:style style:name="Autores" style:family="paragraph" style:parent-style-name="Normas">
      <style:paragraph-properties fo:margin-left="2.3cm" fo:margin-right="0cm" fo:margin-top="0cm" fo:margin-bottom="0.499cm" loext:contextual-spacing="false" fo:text-align="justify" style:justify-single-word="false" fo:text-indent="-2.3cm" style:auto-text-indent="false">
        <style:tab-stops/>
      </style:paragraph-properties>
    </style:style>
    <style:style style:name="Colaboradores" style:family="paragraph" style:parent-style-name="Normas" style:master-page-name="">
      <style:paragraph-properties fo:margin-left="4.001cm" fo:margin-right="0cm" fo:margin-top="0cm" fo:margin-bottom="0.499cm" loext:contextual-spacing="false" fo:text-align="justify" style:justify-single-word="false" fo:text-indent="-4.001cm" style:auto-text-indent="false" style:page-number="auto">
        <style:tab-stops/>
      </style:paragraph-properties>
    </style:style>
    <style:style style:name="Leyenda_20_sanción" style:display-name="Leyenda sanción" style:family="paragraph" style:parent-style-name="Normas" style:master-page-name="">
      <style:paragraph-properties fo:margin-left="2cm" fo:margin-right="2cm" fo:margin-top="0cm" fo:margin-bottom="0.3cm" loext:contextual-spacing="false" fo:text-align="center" style:justify-single-word="false" fo:text-indent="0cm" style:auto-text-indent="false" style:page-number="auto"/>
    </style:style>
    <style:style style:name="Leyenda_20_aprobación" style:display-name="Leyenda aprobación" style:family="paragraph" style:parent-style-name="Normas">
      <style:paragraph-properties fo:margin-top="0.499cm" fo:margin-bottom="1cm" loext:contextual-spacing="false" fo:text-align="center" style:justify-single-word="false"/>
    </style:style>
    <style:style style:name="Texto_20_articulado" style:display-name="Texto articulado" style:family="paragraph" style:parent-style-name="Normas" style:master-page-name="">
      <loext:graphic-properties draw:fill="none" draw:fill-color="#729fcf"/>
      <style:paragraph-properties fo:margin-top="0cm" fo:margin-bottom="0.499cm" loext:contextual-spacing="false" fo:text-align="justify" style:justify-single-word="false" style:page-number="auto" fo:background-color="transparen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4.993cm" fo:break-before="page" table:align="left" style:writing-mode="lr-tb"/>
    </style:style>
    <style:style style:name="Tabla1.A" style:family="table-column">
      <style:table-column-properties style:column-width="4.3cm"/>
    </style:style>
    <style:style style:name="Tabla1.B" style:family="table-column">
      <style:table-column-properties style:column-width="5.401cm"/>
    </style:style>
    <style:style style:name="Tabla1.C" style:family="table-column">
      <style:table-column-properties style:column-width="5.292cm"/>
    </style:style>
    <style:style style:name="Tabla1.1" style:family="table-row">
      <style:table-row-properties style:min-row-height="3.295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a1.C1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MP1" style:family="paragraph" style:parent-style-name="Heading">
      <style:text-properties officeooo:rsid="0031781d" officeooo:paragraph-rsid="0031781d"/>
    </style:style>
    <style:style style:name="MP2" style:family="paragraph" style:parent-style-name="Standard">
      <style:paragraph-properties fo:margin-left="0cm" fo:margin-right="-0.508cm" fo:text-indent="0cm" style:auto-text-indent="false" style:snap-to-layout-grid="false"/>
      <style:text-properties officeooo:paragraph-rsid="001ac289"/>
    </style:style>
    <style:style style:name="MP3" style:family="paragraph" style:parent-style-name="Standard">
      <style:paragraph-properties fo:margin-left="0cm" fo:margin-right="-0.508cm" fo:text-indent="0cm" style:auto-text-indent="false"/>
      <style:text-properties officeooo:paragraph-rsid="001ac289"/>
    </style:style>
    <style:style style:name="MP4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officeooo:paragraph-rsid="001ac289" style:font-size-asian="8pt" style:font-size-complex="8pt"/>
    </style:style>
    <style:style style:name="MP5" style:family="paragraph" style:parent-style-name="Standard">
      <style:text-properties officeooo:paragraph-rsid="001ac289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language="es" fo:country="MX" style:font-size-asian="8pt" style:font-size-complex="8pt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3.731cm" fo:margin-left="0cm" fo:margin-right="0cm" fo:margin-top="3.63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Heading">DCLE</text:p>
            </table:table-cell>
            <table:table-cell table:style-name="Tabla1.A1" office:value-type="string">
              <text:p text:style-name="MP1">DECLARACIÓN</text:p>
            </table:table-cell>
            <table:table-cell table:style-name="Tabla1.C1" office:value-type="string">
              <text:p text:style-name="MP2"/>
              <text:p text:style-name="MP3"><draw:frame draw:style-name="Mfr1" draw:name="Imagen2" text:anchor-type="char" svg:y="-0.146cm" svg:width="4.355cm" svg:height="1.326cm" draw:z-index="1"><draw:image xlink:href="Pictures/10000000000000F1000000589F3B19D9DF1AEDAA.jpg" xlink:type="simple" xlink:show="embed" xlink:actuate="onLoad"/></draw:frame></text:p>
              <text:p text:style-name="MP3"/>
              <text:p text:style-name="MP3"/>
              <text:p text:style-name="MP4"/>
              <text:p text:style-name="Heading"><text:span text:style-name="MT1">No a la violencia de género. Ni una menos. </text:span><text:span text:style-name="MT2">(Ordenanza 3029-CM-18)</text:span></text:p>
            </table:table-cell>
          </table:table-row>
        </table:table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1:47:57.911013056</meta:creation-date>
    <meta:generator>LibreOffice/5.1.6.2$Linux_X86_64 LibreOffice_project/10m0$Build-2</meta:generator>
    <meta:editing-duration>PT21M54S</meta:editing-duration>
    <meta:editing-cycles>9</meta:editing-cycles>
    <meta:initial-creator>Joaquín Pino Suarez</meta:initial-creator>
    <dc:date>2019-05-13T12:00:28.640472495</dc:date>
    <meta:print-date>2019-05-13T11:51:03.240972605</meta:print-date>
    <meta:document-statistic meta:table-count="2" meta:image-count="1" meta:object-count="0" meta:page-count="3" meta:paragraph-count="28" meta:word-count="526" meta:character-count="3522" meta:non-whitespace-character-count="3022"/>
  </office:meta>
</office:document-meta>
</file>